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8.00pt" fo:font-weight="bold" fo:font-family="Verdana" style:font-family-asian="Verdana" style:font-family-complex="Verdana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4.00pt" fo:font-weight="normal" fo:font-family="Verdana" style:font-family-asian="Verdana" style:font-family-complex="Verdana" fo:background-color="transparent" style:use-window-font-color="true" fo:font-style="italic"/>
    </style:style>
    <style:style style:name="T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4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17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0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1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2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3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4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5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6" style:family="text">
      <style:text-properties fo:font-size="14.00pt" fo:font-weight="bold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0000ff"/>
    </style:style>
    <style:style style:name="T27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30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>Übung Linux-Dateisystem</text:span></text:p>
      <text:p text:style-name="P2"><text:span text:style-name="T2"/></text:p>
      <text:p text:style-name="P2"><text:span text:style-name="T3">Sie haben in Ihrem Verzeichnis<text:s/></text:span><text:span text:style-name="T4">~/Documents/LPIC-8</text:span><text:span text:style-name="T5"><text:s/><text:line-break/>3 weitere Unterverzeichnisse (Dir1, Dir2, Dir3) und 3 Dateien (Datei1, Datei2, Datei3)</text:span></text:p>
      <text:p text:style-name="P2"><draw:frame text:anchor-type="as-char" svg:width="160.60mm" svg:height="12.70mm" style:rel-width="scale" style:rel-height="scale"><draw:object-ole xlink:href="OleObj1"/><draw:image xlink:href="ObjectReplacements/OleObj1"/></draw:frame><text:span text:style-name="T7"><text:line-break/></text:span></text:p>
      <text:p text:style-name="P2"><text:span text:style-name="T7">Was ist der schnellste Weg um nur die Unterverzeichnisse zu löschen?</text:span></text:p>
      <text:p text:style-name="P2"><text:span text:style-name="T8">rmdir *</text:span></text:p>
      <text:p text:style-name="P2"><text:span text:style-name="T9"/></text:p>
      <text:p text:style-name="P2"><text:span text:style-name="T10">Sie sind in Ihrem Home-Verzeichnis.<text:line-break/>Wie können Sie sich den Inhalt aller Verzeichnisse anzeigen lassen?<text:line-break/></text:span><text:span text:style-name="T11">ls -R</text:span></text:p>
      <text:p text:style-name="P2"><text:span text:style-name="T12"/></text:p>
      <text:p text:style-name="P2"><text:span text:style-name="T13">Wie können Sie sich mit ls auch versteckte Dateien anzeigen lassen ohne . und .. anzuzeigen?<text:line-break/></text:span><text:span text:style-name="T14">ls -A</text:span></text:p>
      <text:p text:style-name="P2"><text:span text:style-name="T15"/></text:p>
      <text:p text:style-name="P2"><text:span text:style-name="T16">Wie kommen Sie am schnellsten von Ihrem Home- in Ihr Downloadverzeichnis?<text:line-break/>"</text:span><text:span text:style-name="T17">cd Downloads" bzw. "cd Dow" +TAB, dann ENTER</text:span></text:p>
      <text:p text:style-name="P2"><text:span text:style-name="T18"/></text:p>
      <text:p text:style-name="P2"><text:span text:style-name="T19">Erstellen Sie einen Ordner<text:s/></text:span><text:span text:style-name="T20">„</text:span><text:span text:style-name="T21">Test“ in Ihrem Home-Verzeichnis. <text:line-break/></text:span><text:span text:style-name="T22">mkdir Test</text:span><text:span text:style-name="T23"><text:line-break/><text:line-break/>Löschen Sie diesen Ordner wieder.<text:line-break/></text:span><text:span text:style-name="T24">rmdir Test</text:span><text:span text:style-name="T25"><text:line-break/><text:line-break/>Wie lässt sich der gelöschte Ordner wieder herstellen?</text:span></text:p>
      <text:p text:style-name="P2"><text:a xlink:href="https://wiki.ubuntuusers.de/Datenrettung/#debugfs"><text:span text:style-name="T26">https://wiki.ubuntuusers.de/Datenrettung/#debugfs</text:span></text:a><text:span text:style-name="T27"/></text:p>
      <text:p text:style-name="P2"><text:span text:style-name="T28"/></text:p>
      <text:p text:style-name="P2"><text:span text:style-name="T29">Was macht der Befehl rm -R?<text:line-break/></text:span><text:span text:style-name="T30">Der Schalter "R" steht für rekursiv, d.h. alle Dateien in und unter dieser Ordnerebene werden gelöscht.</text:span></text:p>
      <text:p text:style-name="P2"><text:span text:style-name="T3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